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5a0" officeooo:paragraph-rsid="0008e5a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e5a0" officeooo:paragraph-rsid="0008e5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e5a0" officeooo:paragraph-rsid="0008e5a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e5a0" officeooo:paragraph-rsid="0008e5a0" style:font-weight-asian="normal" style:font-weight-complex="normal"/>
    </style:style>
    <style:style style:name="P5" style:family="paragraph" style:parent-style-name="Standard">
      <style:text-properties officeooo:paragraph-rsid="0008e5a0"/>
    </style:style>
    <style:style style:name="T1" style:family="text">
      <style:text-properties officeooo:rsid="0008e5a0"/>
    </style:style>
    <style:style style:name="T2" style:family="text">
      <style:text-properties style:text-underline-style="none" fo:font-weight="normal" officeooo:rsid="0008e5a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e5a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3</text:p>
      <text:p text:style-name="P2">Locating different web Elements and Selenium Waits</text:p>
      <text:p text:style-name="P2"/>
      <text:p text:style-name="P3"/>
      <text:p text:style-name="P4"><text:span text:style-name="T3">Question 1</text:span>: Locate Different different elements from the form: </text:p>
      <text:p text:style-name="P4"/>
      <text:p text:style-name="P4">https://www.tutorialspoint.com/selenium/practice/selenium_automation_practice.php</text:p>
      <text:p text:style-name="P1"/>
      <text:p text:style-name="P1"/>
      <text:p text:style-name="P5"><text:span text:style-name="T4">Question 2</text:span><text:span text:style-name="T1">: </text:span><text:span text:style-name="Strong_20_Emphasis"><text:span text:style-name="T5">Amazon</text:span></text:span><text:span text:style-name="T5"> </text:span>- <text:a xlink:type="simple" xlink:href="https://www.amazon.com/" text:style-name="Internet_20_link" text:visited-style-name="Visited_20_Internet_20_Link">https://www.amazon.com/</text:a></text:p>
      <text:p text:style-name="P5"><text:span text:style-name="Strong_20_Emphasis"><text:span text:style-name="T2"/></text:span></text:p>
      <text:p text:style-name="P5"><text:span text:style-name="T2">Wait for search results to load after performing a search query, or wait for product recommendations to appear on the home page.(Both Implicit and explicit wait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5T12:45:35.913000000</meta:creation-date>
    <dc:date>2024-10-25T12:53:47.271000000</dc:date>
    <meta:editing-duration>PT8M10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6" meta:word-count="49" meta:character-count="411" meta:non-whitespace-character-count="367"/>
  </office:meta>
</office:document-meta>
</file>